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margin-left="0in" fo:margin-right="0in" fo:text-indent="0in" style:auto-text-indent="false" fo:break-before="auto" fo:break-after="auto"/>
    </style:style>
    <style:style style:name="P3" style:family="paragraph" style:parent-style-name="Standard">
      <style:paragraph-properties fo:margin-left="0in" fo:margin-right="0in" fo:text-align="justify" style:justify-single-word="false" fo:text-indent="0in" style:auto-text-indent="false" fo:break-before="auto" fo:break-after="auto"/>
    </style:style>
    <style:style style:name="P4" style:family="paragraph" style:parent-style-name="Standard">
      <style:paragraph-properties fo:margin-left="1.3752in" fo:margin-right="0in" fo:text-indent="0in" style:auto-text-indent="false" fo:break-before="auto" fo:break-after="auto"/>
    </style:style>
    <style:style style:name="P5" style:family="paragraph" style:parent-style-name="Standard">
      <style:paragraph-properties fo:margin-left="1.3752in" fo:margin-right="0in" fo:text-align="justify" style:justify-single-word="false" fo:text-indent="0in" style:auto-text-indent="false" fo:break-before="auto" fo:break-after="auto"/>
    </style:style>
    <style:style style:name="P6" style:family="paragraph" style:parent-style-name="Standard">
      <style:paragraph-properties fo:margin-left="1.3752in" fo:margin-right="0in" fo:text-align="justify" style:justify-single-word="false" fo:text-indent="0in" style:auto-text-indent="false"/>
    </style:style>
    <style:style style:name="P7" style:family="paragraph" style:parent-style-name="Standard">
      <style:paragraph-properties fo:margin-left="0in" fo:margin-right="-1.1874in" fo:margin-top="0in" fo:margin-bottom="0.139in" loext:contextual-spacing="false" fo:line-height="135%" fo:text-indent="0in" style:auto-text-indent="false"/>
    </style:style>
    <style:style style:name="P8" style:family="paragraph" style:parent-style-name="Standard">
      <style:paragraph-properties fo:margin-left="0in" fo:margin-right="-1.1874in" fo:line-height="135%" fo:text-indent="0in" style:auto-text-indent="false"/>
    </style:style>
    <style:style style:name="P9"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0"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1" style:family="paragraph" style:parent-style-name="Standard">
      <style:paragraph-properties fo:margin-left="0.611in" fo:margin-right="-1.1874in" fo:margin-top="0in" fo:margin-bottom="0.139in" loext:contextual-spacing="false" fo:line-height="135%" fo:text-indent="-0.3055in" style:auto-text-indent="false"/>
    </style:style>
    <style:style style:name="P12" style:family="paragraph" style:parent-style-name="Standard">
      <style:paragraph-properties fo:margin-left="0.611in" fo:margin-right="-1.1874in" fo:line-height="135%" fo:text-indent="-0.3055in" style:auto-text-indent="false"/>
    </style:style>
    <style:style style:name="P13" style:family="paragraph" style:parent-style-name="Standard">
      <style:paragraph-properties fo:margin-left="0.611in" fo:margin-right="-0.8752in" fo:line-height="135%" fo:text-indent="-0.3055in" style:auto-text-indent="false"/>
    </style:style>
    <style:style style:name="P14" style:family="paragraph" style:parent-style-name="Standard">
      <style:paragraph-properties fo:margin-left="0.6252in" fo:margin-right="-1.1874in" fo:line-height="135%" fo:text-indent="-0.3126in" style:auto-text-indent="false"/>
    </style:style>
    <style:style style:name="P15" style:family="paragraph" style:parent-style-name="Standard">
      <style:paragraph-properties fo:margin-left="0.5in" fo:margin-right="0in" fo:text-indent="-0.5in" style:auto-text-indent="false" fo:break-before="auto" fo:break-after="auto"/>
    </style:style>
    <style:style style:name="P16" style:family="paragraph" style:parent-style-name="Standard">
      <style:paragraph-properties fo:margin-left="0.611in" fo:margin-right="-1.1252in" fo:line-height="135%" fo:text-indent="-0.3055in" style:auto-text-indent="false"/>
    </style:style>
    <style:style style:name="P17" style:family="paragraph" style:parent-style-name="Heading_20_1">
      <style:paragraph-properties fo:margin-left="0in" fo:margin-right="-1.1874in" fo:margin-top="0.278in" fo:margin-bottom="0.139in" loext:contextual-spacing="false" fo:line-height="135%" fo:text-indent="0in" style:auto-text-indent="false"/>
    </style:style>
    <style:style style:name="P18" style:family="paragraph" style:parent-style-name="Heading_20_1">
      <style:paragraph-properties fo:margin-left="0in" fo:margin-right="-1.1874in" fo:margin-top="0.278in" fo:margin-bottom="0.139in" loext:contextual-spacing="false" fo:line-height="135%" fo:text-indent="0in" style:auto-text-indent="false" fo:break-before="page"/>
    </style:style>
    <style:style style:name="P19" style:family="paragraph" style:parent-style-name="Heading_20_1">
      <style:paragraph-properties fo:margin-left="1.3752in" fo:margin-right="-1.1874in" fo:margin-top="0.278in" fo:margin-bottom="0.139in" loext:contextual-spacing="false" fo:line-height="135%" fo:text-indent="0in" style:auto-text-indent="false"/>
    </style:style>
    <style:style style:name="P20" style:family="paragraph" style:parent-style-name="Heading_20_1">
      <style:paragraph-properties fo:margin-left="0in" fo:margin-right="-1.1874in" fo:margin-top="0.278in" fo:margin-bottom="0.139in" loext:contextual-spacing="false" fo:line-height="135%" fo:text-indent="0in" style:auto-text-indent="false"/>
    </style:style>
    <style:style style:name="P21" style:family="paragraph" style:parent-style-name="Heading_20_1">
      <style:paragraph-properties fo:margin-left="0in" fo:margin-right="-1.1874in" fo:text-indent="0in" style:auto-text-indent="false"/>
    </style:style>
    <style:style style:name="P22" style:family="paragraph" style:parent-style-name="Heading_20_1">
      <style:paragraph-properties fo:margin-left="0.5in" fo:margin-right="-1.1874in" fo:text-indent="0in" style:auto-text-indent="false"/>
    </style:style>
    <style:style style:name="P23" style:family="paragraph" style:parent-style-name="Heading_20_1">
      <style:paragraph-properties fo:margin-left="0.5in" fo:margin-right="0in" fo:text-indent="0in" style:auto-text-indent="false"/>
    </style:style>
    <style:style style:name="P24" style:family="paragraph" style:parent-style-name="Title" style:master-page-name="Standard">
      <style:paragraph-properties fo:margin-left="0in" fo:margin-right="-1.1874in" fo:text-align="center" style:justify-single-word="false" fo:text-indent="0in" style:auto-text-indent="false" style:page-number="1" fo:break-before="auto" fo:break-after="auto"/>
    </style:style>
    <style:style style:name="T1" style:family="text">
      <style:text-properties fo:font-size="17pt" style:font-size-asian="17pt" style:font-size-complex="17pt"/>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s9zomzvdp109"/><text:span text:style-name="T1">Academic Literature on Open Source Research &amp; Methods</text:span></text:p>
      <text:p text:style-name="P1"/>
      <text:p text:style-name="P2"/>
      <text:p text:style-name="P4"/>
      <text:p text:style-name="P5">Welcome! This is a bibliography that contains academic literature on open source research methods and theory.</text:p>
      <text:p text:style-name="P3"/>
      <text:p text:style-name="P5">The goal of this document is to provide reading suggestions to university and college students who want to engage with open source research methodologies from an academic perspective. Or, if you’re a faculty member putting together a syllabus for an open source research class, we hope that you find some of these readings helpful.</text:p>
      <text:p text:style-name="P5"/>
      <text:p text:style-name="P5">The readings generally focus on methodological workflows and questions, as well as some media theory. They may be most useful to students and faculty in the social sciences and the humanities, and in particular to those in journalism, media studies and sociology programs. </text:p>
      <text:p text:style-name="P5"/>
      <text:p text:style-name="P5">We will update the bibliography from time to time. <text:span text:style-name="T2"><text:s/></text:span>If you use Zotero, you can also join<text:a xlink:type="simple" xlink:href="https://www.zotero.org/groups/5332020/open_source_investigations" text:style-name="ListLabel_20_1" text:visited-style-name="ListLabel_20_1"><text:span text:style-name="T3"> the group</text:span></text:a> for an always updated list.</text:p>
      <text:p text:style-name="P5"/>
      <text:p text:style-name="P6"><text:span text:style-name="T2">This bibliography was last updated February 15, 2024.</text:span></text:p>
      <text:p text:style-name="P5"/>
      <text:p text:style-name="P5">Please feel free to use this document as you wish. If you have any questions, comments or suggested readings, please contact us at <text:a xlink:type="simple" xlink:href="mailto:giancarlo@bellingcat.com" text:style-name="ListLabel_20_1" text:visited-style-name="ListLabel_20_1"><text:span text:style-name="T3">giancarlo@bellingcat.com</text:span></text:a>, <text:a xlink:type="simple" xlink:href="mailto:g.h.torres@uva.nl" text:style-name="ListLabel_20_1" text:visited-style-name="ListLabel_20_1"><text:span text:style-name="T3">g.h.torres@uva.nl</text:span></text:a>, on Twitter/X (@kolenyo), or in the #academia channel in the Bellingcat Discord server (discord.gg/bellingcat).</text:p>
      <text:p text:style-name="P5"/>
      <text:p text:style-name="P5">Note: this database purposely puts a bit of distance with intelligence OSINT literature, except for some materials considered relevant which are in the “Random” section.</text:p>
      <text:p text:style-name="P1"/>
      <text:p text:style-name="P1"/>
      <text:p text:style-name="P1"/>
      <text:p text:style-name="P1"><text:soft-page-break/></text:p>
      <text:p text:style-name="P1"/>
      <text:p text:style-name="P1"/>
      <text:p text:style-name="P1"/>
      <text:p text:style-name="P7"/>
      <text:p text:style-name="P17"/>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h92ckfe1tmhm" text:style-name="Index_20_Link" text:visited-style-name="Index_20_Link"><text:span text:style-name="T4">Anthropology<text:tab/>3</text:span></text:a></text:p>
          <text:p text:style-name="P9"><text:a xlink:type="simple" xlink:href="#_oy1tk92jb6jr" text:style-name="Index_20_Link" text:visited-style-name="Index_20_Link"><text:span text:style-name="T4">Case Studies<text:tab/>3</text:span></text:a></text:p>
          <text:p text:style-name="P9"><text:a xlink:type="simple" xlink:href="#_5p6v3iyhbrcm" text:style-name="Index_20_Link" text:visited-style-name="Index_20_Link"><text:span text:style-name="T4">Guide(s)lines<text:tab/>3</text:span></text:a></text:p>
          <text:p text:style-name="P9"><text:a xlink:type="simple" xlink:href="#_hcqs774hc30z" text:style-name="Index_20_Link" text:visited-style-name="Index_20_Link"><text:span text:style-name="T4">Journalism<text:tab/>4</text:span></text:a></text:p>
          <text:p text:style-name="P9"><text:a xlink:type="simple" xlink:href="#_i8g68nnimzy7" text:style-name="Index_20_Link" text:visited-style-name="Index_20_Link"><text:span text:style-name="T4">Law<text:tab/>5</text:span></text:a></text:p>
          <text:p text:style-name="P9"><text:a xlink:type="simple" xlink:href="#_xasmee6p3n8i" text:style-name="Index_20_Link" text:visited-style-name="Index_20_Link"><text:span text:style-name="T4">Media Studies<text:tab/>8</text:span></text:a></text:p>
          <text:p text:style-name="P9"><text:a xlink:type="simple" xlink:href="#_fr2noe9hv9ry" text:style-name="Index_20_Link" text:visited-style-name="Index_20_Link"><text:span text:style-name="T4">Mis/Disinformation<text:tab/>9</text:span></text:a></text:p>
          <text:p text:style-name="P9"><text:a xlink:type="simple" xlink:href="#_fxkfbs8vpw1b" text:style-name="Index_20_Link" text:visited-style-name="Index_20_Link"><text:span text:style-name="T4">Political Science<text:tab/>10</text:span></text:a></text:p>
          <text:p text:style-name="P9"><text:a xlink:type="simple" xlink:href="#_jqwu5p9xq6dz" text:style-name="Index_20_Link" text:visited-style-name="Index_20_Link"><text:span text:style-name="T4">Remote sensing<text:tab/>10</text:span></text:a></text:p>
          <text:p text:style-name="P9"><text:a xlink:type="simple" xlink:href="#_8vvi30old2cl" text:style-name="Index_20_Link" text:visited-style-name="Index_20_Link"><text:span text:style-name="T4">Research Methods/Design/Ethics<text:tab/>11</text:span></text:a></text:p>
          <text:p text:style-name="P9"><text:a xlink:type="simple" xlink:href="#_ckrmnhaa8s53" text:style-name="Index_20_Link" text:visited-style-name="Index_20_Link"><text:span text:style-name="T4">Theory<text:tab/>11</text:span></text:a></text:p>
          <text:p text:style-name="P9"><text:a xlink:type="simple" xlink:href="#_hoduzxwf8916" text:style-name="Index_20_Link" text:visited-style-name="Index_20_Link"><text:span text:style-name="T4">Random<text:tab/>12</text:span></text:a></text:p>
        </text:index-body>
      </text:table-of-content>
      <text:p text:style-name="P19"><text:bookmark text:name="_i70iktomzz40"/></text:p>
      <text:p text:style-name="P17"><text:bookmark text:name="_srujdxmua8ui"/></text:p>
      <text:p text:style-name="P18"><text:bookmark text:name="_h92ckfe1tmhm"/>Anthropology</text:p>
      <text:p text:style-name="P11">Aragüete-Toribio, Zahira. “Introduction: Anthropologies of Forensic Expertise in the Aftermath of Mass Violence.” <text:span text:style-name="T5">Social Anthropology/Anthropologie Sociale</text:span> 30, no. 3 (September 1, 2022): 1–18. <text:a xlink:type="simple" xlink:href="https://doi.org/10.3167/saas.2022.300302" text:style-name="ListLabel_20_1" text:visited-style-name="ListLabel_20_1"><text:span text:style-name="T3">https://doi.org/10.3167/saas.2022.300302</text:span></text:a>.</text:p>
      <text:p text:style-name="P11">Cobham, L, Michael Harris, and Nicholas Marquez-Grant. “Analysing Open-Source Images in Forensic Anthropology,” n.d. (<text:a xlink:type="simple" xlink:href="https://dspace.lib.cranfield.ac.uk/bitstream/handle/1826/20477/Analysing_open-source_images-2023.pdf?sequence=1" text:style-name="ListLabel_20_1" text:visited-style-name="ListLabel_20_1"><text:span text:style-name="T3">link</text:span></text:a>)</text:p>
      <text:p text:style-name="P11">Ford, Matthew. “Ukraine, Participation and the Smartphone at War.” <text:span text:style-name="T5">Political Anthropological Research on International Social Sciences (PARISS)</text:span> 4, no. 2 (2023): 219–47. <text:a xlink:type="simple" xlink:href="https://doi.org/10.1163/25903276-bja10048" text:style-name="ListLabel_20_1" text:visited-style-name="ListLabel_20_1"><text:span text:style-name="T3">https://doi.org/10.1163/25903276-bja10048</text:span></text:a>.</text:p>
      <text:p text:style-name="P11">Lindemann, Thomas, and Grey Anderson. “Worlds of Datawar.” <text:span text:style-name="T5">Political Anthropological Research on International Social Sciences (PARISS)</text:span> 4, no. 1 (2023): 5–22.</text:p>
      <text:p text:style-name="P11">Suchman, Lucy. “Knowing War.” <text:span text:style-name="T5">Political Anthropological Research on International Social Sciences</text:span>, November 10, 2023, 1–11. <text:a xlink:type="simple" xlink:href="https://doi.org/10.1163/25903276-bja10047" text:style-name="ListLabel_20_1" text:visited-style-name="ListLabel_20_1"><text:span text:style-name="T3">https://doi.org/10.1163/25903276-bja10047</text:span></text:a>.</text:p>
      <text:p text:style-name="P17"><text:bookmark text:name="_oy1tk92jb6jr"/>Case Studies</text:p>
      <text:p text:style-name="P13">Chonka, Peter, Abdirahman Edle Ali, and Kirsti Stuvøy. “Eyes on the Ground and Eyes in the Sky: Security Narratives, Participatory Visual Methods and Knowledge Production in ‘Danger Zones.’” <text:span text:style-name="T5">Security Dialogue</text:span> 53, no. 6 (December 2022): 567–88. <text:a xlink:type="simple" xlink:href="https://doi.org/10.1177/09670106221111620" text:style-name="ListLabel_20_1" text:visited-style-name="ListLabel_20_1"><text:span text:style-name="T3">https://doi.org/10.1177/09670106221111620</text:span></text:a>.</text:p>
      <text:p text:style-name="P13"/>
      <text:p text:style-name="P13">Montenarh, Jonas, and Simon Marsden. “Unmasking the Oligarchs - Using Open Source Data to Detect Sanctions Violations.” <text:span text:style-name="T5">Journal of Economic Criminology</text:span>, February 2024, 100055. <text:a xlink:type="simple" xlink:href="https://doi.org/10.1016/j.jeconc.2024.100055" text:style-name="ListLabel_20_1" text:visited-style-name="ListLabel_20_1"><text:span text:style-name="T3">https://doi.org/10.1016/j.jeconc.2024.100055</text:span></text:a>.</text:p>
      <text:p text:style-name="P13"/>
      <text:p text:style-name="P13">Thorley, Martin. “London Calling? The Transnationalisation of Elite Chinese Capital and the International Political Economy: The Case of London’s High Value Properties.” <text:span text:style-name="T5">Journal of International Relations and Development</text:span> 26, no. 2 (June 2023): 404–31. <text:a xlink:type="simple" xlink:href="https://doi.org/10.1057/s41268-022-00280-0" text:style-name="ListLabel_20_1" text:visited-style-name="ListLabel_20_1"><text:span text:style-name="T3">https://doi.org/10.1057/s41268-022-00280-0</text:span></text:a>.</text:p>
      <text:p text:style-name="P13"/>
      <text:p text:style-name="P13">Yu, Tianjiao, Sukrit Venkatagiri, Ismini Lourentzou, and Kurt Luther. “Sedition Hunters: A Quantitative Study of the Crowdsourced Investigation into the 2021 U.S. Capitol Attack.” In <text:span text:style-name="T5">Proceedings of the ACM Web Conference 2023</text:span>, 3849–58. Austin TX USA: ACM, 2023. <text:a xlink:type="simple" xlink:href="https://doi.org/10.1145/3543507.3583514" text:style-name="ListLabel_20_1" text:visited-style-name="ListLabel_20_1"><text:span text:style-name="T3">https://doi.org/10.1145/3543507.3583514</text:span></text:a>.</text:p>
      <text:p text:style-name="P13"/>
      <text:p text:style-name="P13"/>
      <text:p text:style-name="P21"><text:bookmark text:name="_5p6v3iyhbrcm"/>Guide(s)lines</text:p>
      <text:p text:style-name="P11">Aronson, J.D., S. Xu, and A. Hauptmann. “Video Analytics for Conflict Monitoring and Human Rights Documentation,” 2015. <text:a xlink:type="simple" xlink:href="https://kilthub.cmu.edu/articles/journal_contribution/Video_Analytics_for_Conflict_Monitoring_and_Human_Rights_Documentation/6619340" text:style-name="ListLabel_20_1" text:visited-style-name="ListLabel_20_1"><text:span text:style-name="T3">https://kilthub.cmu.edu/articles/journal_contribution/Video_Analytics_for_Conflict_Monitoring_and_Human_Rights_Documentation/6619340</text:span></text:a>.</text:p>
      <text:p text:style-name="P11">Baker, Elise, Eric Stover, Rohini Haar, Andrea Lampros, and Alexa Koenig. “Safer Viewing: A Study of Secondary Trauma Mitigation Techniques in Open Source Investigations.” <text:span text:style-name="T5">Health and Human Rights</text:span> 22, no. 1 (2020): 293.</text:p>
      <text:p text:style-name="P11">European Union Agency for Criminal Justice Cooperation. <text:span text:style-name="T5">Documenting International Crimes and Human Rights Violations for Accountability Purposes: Guidelines for Civil Society Organisations.</text:span> LU: Publications Office, 2022. <text:a xlink:type="simple" xlink:href="https://data.europa.eu/doi/10.2812/682168" text:style-name="ListLabel_20_1" text:visited-style-name="ListLabel_20_1"><text:span text:style-name="T3">https://data.europa.eu/doi/10.2812/682168</text:span></text:a>.</text:p>
      <text:p text:style-name="P11">Human Rights Center. “Berkeley Protocol on Digital Open Source Investigations,” 2020. <text:a xlink:type="simple" xlink:href="https://humanrights.berkeley.edu/programs-projects/tech-human-rights-program/berkeleyprotocol-digital-open-source-investigations" text:style-name="ListLabel_20_1" text:visited-style-name="ListLabel_20_1"><text:span text:style-name="T3">https://humanrights.berkeley.edu/programs-projects/tech-human-rights-program/berkeleyprotocol-digital-open-source-investigations</text:span></text:a>.</text:p>
      <text:p text:style-name="P11"><text:soft-page-break/>———. “Digital Lockers: Archiving Social Media Evidence of Atrocity Crimes,” 2021. <text:a xlink:type="simple" xlink:href="https://humanrights.berkeley.edu/sites/default/files/digital_lockers_report5.pdf" text:style-name="ListLabel_20_1" text:visited-style-name="ListLabel_20_1"><text:span text:style-name="T3">https://humanrights.berkeley.edu/sites/default/files/digital_lockers_report5.pdf</text:span></text:a>.</text:p>
      <text:p text:style-name="P11">Human Rights Watch. “‘Video Unavailable’: Social Media Platforms Remove Evidence of War Crimes,” 2020. <text:a xlink:type="simple" xlink:href="https://www.hrw.org/report/2020/09/10/video-unavailable/social-media-platforms-remove-evidence-war-crimes#" text:style-name="ListLabel_20_1" text:visited-style-name="ListLabel_20_1"><text:span text:style-name="T3">https://www.hrw.org/report/2020/09/10/video-unavailable/social-media-platforms-remove-evidence-war-crimes#</text:span></text:a>.</text:p>
      <text:p text:style-name="P11">Mair, Michael, Robert Meckin, and Mark Elliot. <text:span text:style-name="T5">Investigative Methods: An NCRM Innovation Collection</text:span>. National Centre for Research Methods, 2022. <text:a xlink:type="simple" xlink:href="https://doi.org/10.5258/NCRM/NCRM.00004542" text:style-name="ListLabel_20_1" text:visited-style-name="ListLabel_20_1"><text:span text:style-name="T3">https://doi.org/10.5258/NCRM/NCRM.00004542</text:span></text:a>.</text:p>
      <text:p text:style-name="P11">McAvoy, L. “Centering the ‘Source’ in Open Source Investigation,” 2021. <text:a xlink:type="simple" xlink:href="https://www.openglobalrights.org/centering-the-source-in-open-source-investigation/" text:style-name="ListLabel_20_1" text:visited-style-name="ListLabel_20_1"><text:span text:style-name="T3">https://www.openglobalrights.org/centering-the-source-in-open-source-investigation/</text:span></text:a>.</text:p>
      <text:p text:style-name="P11">Williams, E. F. “Using Citizen Media and Open Source Investigations to Promote Human Rights: UC Berkeley’s Human Rights Investigations Lab,” 2017. <text:a xlink:type="simple" xlink:href="https://cpb-us-w2.wpmucdn.com/usfblogs.usfca.edu/dist/9/244/files/2016/05/SUMMER-2017-williamserica_late_6170271_63912823_2017-08-11-Capstone-Report-Erica-Williams-copy-1atw7f0.pdf" text:style-name="ListLabel_20_1" text:visited-style-name="ListLabel_20_1"><text:span text:style-name="T3">https://cpb-us-w2.wpmucdn.com/usfblogs.usfca.edu/dist/9/244/files/2016/05/SUMMER-2017-williamserica_late_6170271_63912823_2017-08-11-Capstone-Report-Erica-Williams-copy-1atw7f0.pdf</text:span></text:a>.</text:p>
      <text:p text:style-name="P11">WITNESS. “Ethical Guidelines: Using Eyewitness Videos in Human Rights Reporting and Advocacy,” 2021. <text:a xlink:type="simple" xlink:href="https://lab.witness.org/announcing-witness-ethical-guidelines-for-using-eyewitness-footage-in-human-rights/" text:style-name="ListLabel_20_1" text:visited-style-name="ListLabel_20_1"><text:span text:style-name="T3">https://lab.witness.org/announcing-witness-ethical-guidelines-for-using-eyewitness-footage-in-human-rights/</text:span></text:a>.</text:p>
      <text:p text:style-name="P11">———. “Video as Evidence Field Guide,” 2020. <text:a xlink:type="simple" xlink:href="https://vae.witness.org/video-as-evidence-field-guide/" text:style-name="ListLabel_20_1" text:visited-style-name="ListLabel_20_1"><text:span text:style-name="T3">https://vae.witness.org/video-as-evidence-field-guide/</text:span></text:a>.</text:p>
      <text:p text:style-name="P17"><text:bookmark text:name="_hcqs774hc30z"/>Journalism</text:p>
      <text:p text:style-name="P11">AlAshry, Miral-Sabry. “Arab Journalists Have No Place: Authorities Use Digital Surveillance to Control Investigative Reporting.” <text:span text:style-name="T5">Communication &amp; Society</text:span> 37, no. 1 (January 9, 2024): 61–77. <text:a xlink:type="simple" xlink:href="https://doi.org/10.15581/003.37.1.61-77" text:style-name="ListLabel_20_1" text:visited-style-name="ListLabel_20_1"><text:span text:style-name="T3">https://doi.org/10.15581/003.37.1.61-77</text:span></text:a>.</text:p>
      <text:p text:style-name="P11">Allan, S. <text:span text:style-name="T5">Citizen Witnessing</text:span>. Cambridge, UK: Polity Press, 2013.</text:p>
      <text:p text:style-name="P11">Bjerknes, Fredrik. “Images of Transgressions: Visuals as Reconstructed Evidence in Digital Investigative Journalism.” <text:span text:style-name="T5">Journalism Studies</text:span> 23, no. 8 (June 11, 2022): 951–73. <text:a xlink:type="simple" xlink:href="https://doi.org/10.1080/1461670X.2022.2061574" text:style-name="ListLabel_20_1" text:visited-style-name="ListLabel_20_1"><text:span text:style-name="T3">https://doi.org/10.1080/1461670X.2022.2061574</text:span></text:a>.</text:p>
      <text:p text:style-name="P11">Coatney, Caryn. “Data Investigations: A Humanitarian Turn.” In <text:span text:style-name="T5">Investigative Journalism in Changing Times</text:span>, 135–49. Routledge, 2022.</text:p>
      <text:p text:style-name="P11">Cooper, Glenda, and Bruce Mutsvairo. “Citizen Journalism: Is Bellingcat Revolutionising Conflict Journalism?” In <text:span text:style-name="T5">Insights on Peace and Conflict Reporting</text:span>, 106–20. Routledge, 2021.</text:p>
      <text:p text:style-name="P11">Dyer, S., and G. Ivens. “What Would a Feminist Open Source Investigation Look Like?” <text:span text:style-name="T5">Digital War</text:span> 1 (2020): 5–17.</text:p>
      <text:p text:style-name="P11">Elega, Adeola Abdulateef, Mathias-Felipe de-Lima-Santos, and Lucia Mesquita. “Geojournalism, Data Journalism and Crowdsourcing: The Case of Eco-Nai+ in Nigeria.” <text:span text:style-name="T5">Journalism</text:span>, January 10, 2024, 14648849231225324. <text:a xlink:type="simple" xlink:href="https://doi.org/10.1177/14648849231225324" text:style-name="ListLabel_20_1" text:visited-style-name="ListLabel_20_1"><text:span text:style-name="T3">https://doi.org/10.1177/14648849231225324</text:span></text:a>.</text:p>
      <text:p text:style-name="P11">Gates, Kelly. “<text:span text:style-name="T5">Day of Rage</text:span> : Forensic Journalism and the US Capitol Riot.” <text:span text:style-name="T5">Media, Culture &amp; Society</text:span>, July 24, 2023, 01634437231188449. <text:a xlink:type="simple" xlink:href="https://doi.org/10.1177/01634437231188449" text:style-name="ListLabel_20_1" text:visited-style-name="ListLabel_20_1"><text:span text:style-name="T3">https://doi.org/10.1177/01634437231188449</text:span></text:a>.</text:p>
      <text:p text:style-name="P11">Gutiérrez, Miren. “Democratic Practice in the Era of Platforms: From Clicktivism to Open-Source Intelligence.” In <text:span text:style-name="T5">Democratic Institutions and Practices: A Debate on Governments, Parties, Theories and Movements in Today’s World</text:span>, 197–215. Springer, 2022.</text:p>
      <text:p text:style-name="P11">Hahn, O., and F. Staph, eds. <text:span text:style-name="T5">Digital Investigative Journalism: Data, Visual Analytics and Innovative Methodologies in International Reporting</text:span>. London, UK: Palgrave Macmillan, 2018.</text:p>
      <text:p text:style-name="P11">Higgins, E. <text:span text:style-name="T5">We Are Bellingcat: Global Crime, Online Sleuths, and the Bold Future of News</text:span>. New York, NY: Bloomsbury Publishing, 2021.</text:p>
      <text:p text:style-name="P11">Hunter, Mark Lee, Nils Hanson, Rana Sabbagh, Luuk Sengers, Drew Sullivan, Flemming Tait Svith, and Pia Thordsen. <text:span text:style-name="T5">Story-Based Inquiry: A Manual for Investigative Journalists</text:span>. Paris: United Nations Educational, Scientific and Cultural Organization, Communication and Information Sector, Division for Freedom of Expression, Democracy and Peace, 2011.</text:p>
      <text:p text:style-name="P11">Kaufhold, K., S. Valenzuela, and H. Gil de Zúñiga. “Citizen Journalism and Democracy: How User-Generated News Use Relates to Political Knowledge and Participation.” <text:span text:style-name="T5">Journalism &amp; Mass Communication Quarterly</text:span> 87, no. 3–4 (2010): 515–29.</text:p>
      <text:p text:style-name="P11"><text:soft-page-break/>Khan, Sohail Ahmed, Jan Gunnar Furuly, Henrik Brattli Vold, Rano Tahseen, and Duc-Tien Dang-Nguyen. “Online Multimedia Verification with Computational Tools and OSINT: Russia-Ukraine Conflict Case Studies.” <text:span text:style-name="T5">arXiv Preprint arXiv:2310.01978</text:span>, 2023. (<text:span text:style-name="T2">preprint)</text:span></text:p>
      <text:p text:style-name="P11">Lewis, S.C., K. Kaufhold, and D. Lasorsa. “Think About Citizen Journalism.” <text:span text:style-name="T5">Journalism Practice</text:span> 4, no. 2 (2010): 163–79.</text:p>
      <text:p text:style-name="P11">Müller, N.C., and J. Wiik. “From Gatekeeper to Gate-Opener: Open-Source Spaces in Investigative Journalism.” <text:span text:style-name="T5">Journalism Practice</text:span>, 2021, 1–20.</text:p>
      <text:p text:style-name="P11">Muthukumaraswamy, K. “When the Media Meet Crowds of Wisdom.” <text:span text:style-name="T5">Journalism Practice</text:span> 4, no. 1 (2010): 48–65.</text:p>
      <text:p text:style-name="P11">Reese, Stephen D. “Exploring the institutional space of journalism. New assemblages of online open-source investigation.” <text:span text:style-name="T5">Problemi dell’informazione</text:span>, no. 1 (2023): 13–36. <text:a xlink:type="simple" xlink:href="https://doi.org/10.1445/106768" text:style-name="ListLabel_20_1" text:visited-style-name="ListLabel_20_1"><text:span text:style-name="T3">https://doi.org/10.1445/106768</text:span></text:a>.</text:p>
      <text:p text:style-name="P11">Ristovska, Sandra. “Open-Source Investigation as a Genre of Conflict Reporting.” <text:span text:style-name="T5">Journalism</text:span> 23, no. 3 (March 2022): 632–48. <text:a xlink:type="simple" xlink:href="https://doi.org/10.1177/14648849211060627" text:style-name="ListLabel_20_1" text:visited-style-name="ListLabel_20_1"><text:span text:style-name="T3">https://doi.org/10.1177/14648849211060627</text:span></text:a>.</text:p>
      <text:p text:style-name="P11">Samuelsen, Reidun J., Bente Kalsnes, and Steen Steensen. “The Relevance of Technology to Information Verification: Insights from Norwegian Journalism During a National Election.” <text:span text:style-name="T5">Journalism Practice</text:span>, November 13, 2023, 1–20. <text:a xlink:type="simple" xlink:href="https://doi.org/10.1080/17512786.2023.2280676" text:style-name="ListLabel_20_1" text:visited-style-name="ListLabel_20_1"><text:span text:style-name="T3">https://doi.org/10.1080/17512786.2023.2280676</text:span></text:a>.</text:p>
      <text:p text:style-name="P11">Scott, Benjamin. “‘Everyone Freaks out When the Leaks Are Made’: Data Leaks, Investigative Journalism and Intelligence Practice.” <text:span text:style-name="T5">Journal of Financial Crime</text:span>, July 4, 2023. <text:a xlink:type="simple" xlink:href="https://doi.org/10.1108/JFC-05-2023-0123" text:style-name="ListLabel_20_1" text:visited-style-name="ListLabel_20_1"><text:span text:style-name="T3">https://doi.org/10.1108/JFC-05-2023-0123</text:span></text:a>.</text:p>
      <text:p text:style-name="P11">Walker, Amy Schoenfeld. “Preparing Students for the Fight Against False Information With Visual Verification and Open Source Reporting.” <text:span text:style-name="T5">Journalism &amp; Mass Communication Educator</text:span> 74, no. 2 (June 2019): 227–39. <text:a xlink:type="simple" xlink:href="https://doi.org/10.1177/1077695819831098" text:style-name="ListLabel_20_1" text:visited-style-name="ListLabel_20_1"><text:span text:style-name="T3">https://doi.org/10.1177/1077695819831098</text:span></text:a>.</text:p>
      <text:p text:style-name="P11"/>
      <text:p text:style-name="P22"><text:bookmark text:name="_i8g68nnimzy7"/>Law</text:p>
      <text:p text:style-name="P11">De Arcos Tejerizo, María. “Digital Evidence and Fair Trial Rights at the International Criminal Court.” <text:span text:style-name="T5">Leiden Journal of International Law</text:span> 36, no. 3 (September 2023): 749–69. <text:a xlink:type="simple" xlink:href="https://doi.org/10.1017/S0922156523000031" text:style-name="ListLabel_20_1" text:visited-style-name="ListLabel_20_1"><text:span text:style-name="T3">https://doi.org/10.1017/S0922156523000031</text:span></text:a>.</text:p>
      <text:p text:style-name="P11">Aksamitowska, K. “Digital Evidence in Domestic Core International Crimes Prosecutions: Lessons Learned from Germany, Sweden, Finland, and The Netherlands.” <text:span text:style-name="T5">Journal of International Criminal Justice</text:span>, 2021. <text:a xlink:type="simple" xlink:href="https://doi.org/10.1093/jicj/mqab035" text:style-name="ListLabel_20_1" text:visited-style-name="ListLabel_20_1"><text:span text:style-name="T3">https://doi.org/10.1093/jicj/mqab035</text:span></text:a>.</text:p>
      <text:p text:style-name="P11">Aronson, J.D. “Preserving Human Rights Media for Justice, Accountability, and Historical Clarification.” <text:span text:style-name="T5">Genocide Studies and Prevention</text:span> 11, no. 1 (2017): 82–99.</text:p>
      <text:p text:style-name="P11">Belhadj Ali, Chiraz. “International Crimes in the Digital Age: Challenges and Opportunities Shaped by Social Media.” <text:span text:style-name="T5">Groningen Journal of International Law</text:span> 9, no. 1 (September 28, 2021): 43–59. <text:a xlink:type="simple" xlink:href="https://doi.org/10.21827/GroJIL.9.1.43-59" text:style-name="ListLabel_20_1" text:visited-style-name="ListLabel_20_1"><text:span text:style-name="T3">https://doi.org/10.21827/GroJIL.9.1.43-59</text:span></text:a>.</text:p>
      <text:p text:style-name="P11">Braga Da Silva, Rafael. “Updating the Authentication of Digital Evidence in the International Criminal Court.” <text:span text:style-name="T5">International Criminal Law Review</text:span> 22, no. 5–6 (July 28, 2021): 941–64. <text:a xlink:type="simple" xlink:href="https://doi.org/10.1163/15718123-bja10083" text:style-name="ListLabel_20_1" text:visited-style-name="ListLabel_20_1"><text:span text:style-name="T3">https://doi.org/10.1163/15718123-bja10083</text:span></text:a>.</text:p>
      <text:p text:style-name="P11">D’Alessandra, F., and K. Sutherland. “The Promise and Challenges of New Actors and New Technologies in International Law.” <text:span text:style-name="T5">Journal of International Criminal Justice</text:span>, 2021. <text:a xlink:type="simple" xlink:href="https://academic.oup.com/jicj/advance-article/doi/10.1093/jicj/mqab034/6294452" text:style-name="ListLabel_20_1" text:visited-style-name="ListLabel_20_1"><text:span text:style-name="T3">https://academic.oup.com/jicj/advance-article/doi/10.1093/jicj/mqab034/6294452</text:span></text:a>.</text:p>
      <text:p text:style-name="P11">Dubberley, S., A. Koenig, and Daragh Murray. <text:span text:style-name="T5">Digital Witness: Using Open Source Information for Human Rights, Investigation, Documentation and Accountability</text:span>. Oxford, UK: Oxford University Press, 2020.</text:p>
      <text:p text:style-name="P11">Dubberley, Samuel, and Gabriela Ivens. “Outlining a Human-Rights Based Approach to Digital Open Source Investigations: A Guide for Human Rights Organisations and Open Source Researchers.” Project Report. University of Essex, Human Rights, Big Data and Technology Project, 2022.</text:p>
      <text:p text:style-name="P11">Federman, Sarah, and Ronald Niezen. <text:span text:style-name="T5">Narratives of Mass Atrocity: Victims and Perpetrators in the Aftermath</text:span>. Cambridge University Press, 2022.</text:p>
      <text:p text:style-name="P11">Fiorella, G., C. Godart, and N. Waters. “Digital Integrity: Exploring Digital Evidence Vulnerabilities and Mitigation Strategies for Open Source Researchers.” <text:span text:style-name="T5">Journal of International Criminal Justice</text:span> 19, no. 1 (2021): 147–61. <text:a xlink:type="simple" xlink:href="https://doi.org/10.1093/jicj/mqab022" text:style-name="ListLabel_20_1" text:visited-style-name="ListLabel_20_1"><text:span text:style-name="T3">https://doi.org/10.1093/jicj/mqab022</text:span></text:a>.</text:p>
      <text:p text:style-name="P11"><text:soft-page-break/>Freeman, L. “Hacked and Leaked: Legal Issues Arising from the Use of Unlawfully Obtained Digital Evidence in International Criminal Cases.” <text:span text:style-name="T5">UCLA Journal of International Law and Foreign Affairs</text:span> 25, no. 2 (2021): 45–92.</text:p>
      <text:p text:style-name="P11">Freeman, Lindsay. “Digitally Disappeared: The Struggle to Preserve Social Media Evidence of Mass Atrocities.” <text:span text:style-name="T5">Georgetown Journal of International Affairs</text:span> 23, no. 1 (March 2022): 105–13. <text:a xlink:type="simple" xlink:href="https://doi.org/10.1353/gia.2022.0017" text:style-name="ListLabel_20_1" text:visited-style-name="ListLabel_20_1"><text:span text:style-name="T3">https://doi.org/10.1353/gia.2022.0017</text:span></text:a>.</text:p>
      <text:p text:style-name="P11">———. “Seeing Through the Fog: The Impact of Information Operations on War Crimes Investigations in Ukraine.” In <text:span text:style-name="T5">2023 15th International Conference on Cyber Conflict: Meeting Reality (CyCon)</text:span>, 365–79, 2023. <text:a xlink:type="simple" xlink:href="https://doi.org/10.23919/CyCon58705.2023.10181846" text:style-name="ListLabel_20_1" text:visited-style-name="ListLabel_20_1"><text:span text:style-name="T3">https://doi.org/10.23919/CyCon58705.2023.10181846</text:span></text:a>.</text:p>
      <text:p text:style-name="P11">Freman, L., and R. Vazques Llorente. “Finding the Signal in the Noise: International Criminal Evidence and Procedure in the Digital Age.” <text:span text:style-name="T5">Journal of International Criminal Justice</text:span>, 2021. <text:a xlink:type="simple" xlink:href="https://doi.org/10.1093/jicj/mqab023" text:style-name="ListLabel_20_1" text:visited-style-name="ListLabel_20_1"><text:span text:style-name="T3">https://doi.org/10.1093/jicj/mqab023</text:span></text:a>.</text:p>
      <text:p text:style-name="P11">Gillett, Matthew. “Fact-Finding Without Rules: Habermas’s Communicative Rationality as a Framework for Judicial Assessments of Digital Open-Source Information.” <text:span text:style-name="T5">Michigan Journal of International Law</text:span>, no. 44.3 (2023): 301. <text:a xlink:type="simple" xlink:href="https://doi.org/10.36642/mjil.44.3.fact" text:style-name="ListLabel_20_1" text:visited-style-name="ListLabel_20_1"><text:span text:style-name="T3">https://doi.org/10.36642/mjil.44.3.fact</text:span></text:a>.</text:p>
      <text:p text:style-name="P11">Gillett, Matthew, and Wallace Fan. “Expert Evidence and Digital Open Source Information.” <text:span text:style-name="T5">Journal of International Criminal Justice</text:span>, December 27, 2023, mqad050. <text:a xlink:type="simple" xlink:href="https://doi.org/10.1093/jicj/mqad050" text:style-name="ListLabel_20_1" text:visited-style-name="ListLabel_20_1"><text:span text:style-name="T3">https://doi.org/10.1093/jicj/mqad050</text:span></text:a>.</text:p>
      <text:p text:style-name="P11">Hamilton, Rebecca. “User-Generated Evidence.” <text:span text:style-name="T5">Columbia Journal of Transnational Law</text:span> 57 (2018). <text:a xlink:type="simple" xlink:href="https://digitalcommons.wcl.american.edu/facsch_lawrev/1285" text:style-name="ListLabel_20_1" text:visited-style-name="ListLabel_20_1"><text:span text:style-name="T3">https://digitalcommons.wcl.american.edu/facsch_lawrev/1285</text:span></text:a>.</text:p>
      <text:p text:style-name="P11">Hamilton, Rebecca J. “Future-Proofing US Law for War Crimes Investigations in the Digital Era.” <text:span text:style-name="T5">Ga. L. Rev.</text:span> 57 (2022): 1505.</text:p>
      <text:p text:style-name="P11">———. “Social Media Platforms in International Criminal Investigations.” <text:span text:style-name="T5">Case W. Res. J. Int’l L.</text:span> 52 (2020): 213.</text:p>
      <text:p text:style-name="P11">Hiatt, K. “Open Source Evidence on Trial,” 2016. <text:a xlink:type="simple" xlink:href="https://www.yalelawjournal.org/pdf/Hiatt_PDF_zxz3ufoz.pdf" text:style-name="ListLabel_20_1" text:visited-style-name="ListLabel_20_1"><text:span text:style-name="T3">https://www.yalelawjournal.org/pdf/Hiatt_PDF_zxz3ufoz.pdf</text:span></text:a>.</text:p>
      <text:p text:style-name="P11">Hubley, Hillary. “Bad Speech, Good Evidence: Content Moderation in the Context of Open-Source Investigations.” <text:span text:style-name="T5">International Criminal Law Review</text:span> 22, no. 5–6 (January 21, 2022): 989–1015. <text:a xlink:type="simple" xlink:href="https://doi.org/10.1163/15718123-bja10124" text:style-name="ListLabel_20_1" text:visited-style-name="ListLabel_20_1"><text:span text:style-name="T3">https://doi.org/10.1163/15718123-bja10124</text:span></text:a>.</text:p>
      <text:p text:style-name="P11">Koenig, Alexa, Félim McMahon, Nikita Mehandru, and S Bhattaharjee. “Open Source Fact-Finding in Preliminary Examinations.” <text:span text:style-name="T5">Quality Control in Preliminary Examination</text:span> 2 (2018): 681–710.</text:p>
      <text:p text:style-name="P11">Koenig, A., and U. Egan. “Power and Privilege: Investigation Sexual Violence with Digital Open Source Information.” <text:span text:style-name="T5">Journal of International Criminal Justice</text:span>, n.d.</text:p>
      <text:p text:style-name="P11">Koenig, Alexa. “From ‘Capture to Courtroom.’” <text:span text:style-name="T5">Journal of International Criminal Justice</text:span> 20, no. 4 (December 28, 2022): 829–42. <text:a xlink:type="simple" xlink:href="https://doi.org/10.1093/jicj/mqac046" text:style-name="ListLabel_20_1" text:visited-style-name="ListLabel_20_1"><text:span text:style-name="T3">https://doi.org/10.1093/jicj/mqac046</text:span></text:a>.</text:p>
      <text:p text:style-name="P11">Koenig, Alexa, and Lindsay Freeman. “Cutting-Edge Evidence: Strengths and Weaknesses of New Digital Investigation Methods in Litigation.” <text:span text:style-name="T5">Hastings LJ</text:span> 73 (2022): 1233.</text:p>
      <text:p text:style-name="P11">Lewulis, Piotr. “The Use of Social Media Evidence in the Courtroom: A Survey of Lawyer’s Experiences in Poland.” <text:span text:style-name="T5">Computer Law &amp; Security Review</text:span> 51 (November 2023): 105886. <text:a xlink:type="simple" xlink:href="https://doi.org/10.1016/j.clsr.2023.105886" text:style-name="ListLabel_20_1" text:visited-style-name="ListLabel_20_1"><text:span text:style-name="T3">https://doi.org/10.1016/j.clsr.2023.105886</text:span></text:a>.</text:p>
      <text:p text:style-name="P11">Lahmann, Henning. “Ukraine, Open-Source Investigations, and the Future of International Legal Discourse.” <text:span text:style-name="T5">American Journal of International Law</text:span> 116, no. 4 (October 2022): 810–20. <text:a xlink:type="simple" xlink:href="https://doi.org/10.1017/ajil.2022.52" text:style-name="ListLabel_20_1" text:visited-style-name="ListLabel_20_1"><text:span text:style-name="T3">https://doi.org/10.1017/ajil.2022.52</text:span></text:a>.</text:p>
      <text:p text:style-name="P11">MacLean, Ken. <text:span text:style-name="T5">Crimes in Archival Form: Human Rights, Fact Production, and Myanmar</text:span>. Oakland,California: University of California Press, 2022.</text:p>
      <text:p text:style-name="P11">MacLean, Ken. “Interactive Digital Platforms, Human Rights Fact Production, and the International Criminal Court.” <text:span text:style-name="T5">Journal of Human Rights Practice</text:span> 15, no. 1 (May 17, 2023): 84–99. <text:a xlink:type="simple" xlink:href="https://doi.org/10.1093/jhuman/huac062" text:style-name="ListLabel_20_1" text:visited-style-name="ListLabel_20_1"><text:span text:style-name="T3">https://doi.org/10.1093/jhuman/huac062</text:span></text:a>.</text:p>
      <text:p text:style-name="P11">Mačák, Kubo. “Will the Centre Hold? Countering the Erosion of the Principle of Distinction on the Digital Battlefield.” <text:span text:style-name="T5">International Review of the Red Cross</text:span> 105, no. 923 (August 2023): 965–91. <text:a xlink:type="simple" xlink:href="https://doi.org/10.1017/S1816383123000152" text:style-name="ListLabel_20_1" text:visited-style-name="ListLabel_20_1"><text:span text:style-name="T3">https://doi.org/10.1017/S1816383123000152</text:span></text:a>.</text:p>
      <text:p text:style-name="P11">McDermot, Y., A. Koenig, and D. Murray. “Open Source Information’s Blind Spot: Human and Machine Bias in International Criminal Investigations.” <text:span text:style-name="T5">Journal of International Criminal Justice</text:span>, n.d.</text:p>
      <text:p text:style-name="P11"><text:soft-page-break/>McPherson, Ella, Isabel Guenette Thornton, and Matthew Mahmoudi. “Open Source Investigations and the Technology-Driven Knowledge Controversy in Human Rights Fact-Finding.” Oxford University Press, 2020. <text:a xlink:type="simple" xlink:href="https://doi.org/10.17863/CAM.36709" text:style-name="ListLabel_20_1" text:visited-style-name="ListLabel_20_1"><text:span text:style-name="T3">https://doi.org/10.17863/CAM.36709</text:span></text:a>.</text:p>
      <text:p text:style-name="P11">Mehandru, Nikita, and Alexa Koenig. “ICTS, Social Media, &amp; the Future of Human Rights.” <text:span text:style-name="T5">Duke L. &amp; Tech. Rev.</text:span> 17 (2018): 129.</text:p>
      <text:p text:style-name="P11">Murray, Daragh, Yvonne McDermott, and K Alexa Koenig. “Mapping the Use of Open Source Research in UN Human Rights Investigations.” <text:span text:style-name="T5">Journal of Human Rights Practice</text:span> 14, no. 2 (October 7, 2022): 554–81. <text:a xlink:type="simple" xlink:href="https://doi.org/10.1093/jhuman/huab059" text:style-name="ListLabel_20_1" text:visited-style-name="ListLabel_20_1"><text:span text:style-name="T3">https://doi.org/10.1093/jhuman/huab059</text:span></text:a>.</text:p>
      <text:p text:style-name="P11">Niezen, R. <text:span text:style-name="T5">#HumanRights: The Technologies and Politics of Justice Claims in Practice</text:span>. Stanford, CA: Stanford University Press, 2020.</text:p>
      <text:p text:style-name="P11">Stavrou, Konstantina. “Civil Society and the IIMM in the Investigation and Prosecution of the Crimes Committed Against the Rohingya.” <text:span text:style-name="T5">Utrecht J. Int’l &amp; Eur. L.</text:span> 36 (2021): 95.</text:p>
      <text:p text:style-name="P11">White, Elizabeth. “Closing Cases with Open-Source: Facilitating the Use of User-Generated Open-Source Evidence in International Criminal Investigations through the Creation of a Standing Investigative Mechanism.” <text:span text:style-name="T5">Leiden Journal of International Law</text:span>, September 7, 2023, 1–23. <text:a xlink:type="simple" xlink:href="https://doi.org/10.1017/S0922156523000444" text:style-name="ListLabel_20_1" text:visited-style-name="ListLabel_20_1"><text:span text:style-name="T3">https://doi.org/10.1017/S0922156523000444</text:span></text:a>.</text:p>
      <text:p text:style-name="P11">Zarmsky, S. “Why Seeing Should Not Always Be Believing: Considerations Regarding the Use of Digital Reconstruction Technology in International Law.” <text:span text:style-name="T5">Journal of International Criminal Justice</text:span>, 2021. <text:a xlink:type="simple" xlink:href="https://academic.oup.com/jicj/advance-article-abstract/doi/10.1093/jicj/mqab048/6313396" text:style-name="ListLabel_20_1" text:visited-style-name="ListLabel_20_1"><text:span text:style-name="T3">https://academic.oup.com/jicj/advance-article-abstract/doi/10.1093/jicj/mqab048/6313396</text:span></text:a>.</text:p>
      <text:p text:style-name="P11"/>
      <text:p text:style-name="P17"><text:bookmark text:name="_xasmee6p3n8i"/>Media Studies</text:p>
      <text:p text:style-name="P11">Andén-Papadopoulos, Kari. “Archives of/as Resistance: On the Justice Potential of Eyewitness Image Records Documenting the Syrian Conflict.” <text:span text:style-name="T5">Media, Culture &amp; Society</text:span>, December 4, 2023, 01634437231214164. <text:a xlink:type="simple" xlink:href="https://doi.org/10.1177/01634437231214164" text:style-name="ListLabel_20_1" text:visited-style-name="ListLabel_20_1"><text:span text:style-name="T3">https://doi.org/10.1177/01634437231214164</text:span></text:a>.</text:p>
      <text:p text:style-name="P11">Awan, Nishat. “Digital Witnessing and the Erasure of the Racialized Subject.” <text:span text:style-name="T5">Journal of Visual Culture</text:span> 20, no. 3 (December 2021): 506–21. <text:a xlink:type="simple" xlink:href="https://doi.org/10.1177/14704129211061182" text:style-name="ListLabel_20_1" text:visited-style-name="ListLabel_20_1"><text:span text:style-name="T3">https://doi.org/10.1177/14704129211061182</text:span></text:a>.</text:p>
      <text:p text:style-name="P11">Banchik, Anna Veronica. “Disappearing Acts: Content Moderation and Emergent Practices to Preserve at-Risk Human Rights–Related Content.” <text:span text:style-name="T5">New Media &amp; Society</text:span> 23, no. 6 (June 2021): 1527–44. <text:a xlink:type="simple" xlink:href="https://doi.org/10.1177/1461444820912724" text:style-name="ListLabel_20_1" text:visited-style-name="ListLabel_20_1"><text:span text:style-name="T3">https://doi.org/10.1177/1461444820912724</text:span></text:a>.</text:p>
      <text:p text:style-name="P11">Bennke, Johannes. “Media of Verification: An Epistemological Framework for Trust in a Digital Society.” <text:span text:style-name="T5">Communication+ 1</text:span> 10, no. 1 (2023): 2.</text:p>
      <text:p text:style-name="P11">Çaylı, Eray. “Themed Issue Introduction: Testifying to Violence Environmentally: Knowing, Sensing, Politicizing.” <text:span text:style-name="T5">Journal of Visual Culture</text:span> 20, no. 3 (December 2021): 481–90. <text:a xlink:type="simple" xlink:href="https://doi.org/10.1177/14704129211061178" text:style-name="ListLabel_20_1" text:visited-style-name="ListLabel_20_1"><text:span text:style-name="T3">https://doi.org/10.1177/14704129211061178</text:span></text:a>.</text:p>
      <text:p text:style-name="P11">Deutch, J., and H. Habal. “The Syrian Archive: A Methodological Case Study in Open-Source Investigation of State Crime Using Video Evidence from Social Media Platforms.” <text:span text:style-name="T5">State Crime and Digital Resistance</text:span> 7, no. 1 (2018): 46–76.</text:p>
      <text:p text:style-name="P11">Farid, H. <text:span text:style-name="T5">Fake Fotos</text:span>. Cambridge, MA: The Massachusetts Institute of Technology, 2019.</text:p>
      <text:p text:style-name="P11">Ford, Heather, and Michael Richardson. “Framing Data Witnessing: Airwars and the Production of Authority in Conflict Monitoring.” <text:span text:style-name="T5">Media, Culture &amp; Society</text:span> 45, no. 4 (2023): 805–21.</text:p>
      <text:p text:style-name="P11">Forensic Architecture. “Experiments in Synthetic Data.” In <text:span text:style-name="T5">Machine Learning and the City</text:span>, edited by Silvio Carta, 1st ed., 615–19. Wiley, 2022. <text:a xlink:type="simple" xlink:href="https://doi.org/10.1002/9781119815075.ch50" text:style-name="ListLabel_20_1" text:visited-style-name="ListLabel_20_1"><text:span text:style-name="T3">https://doi.org/10.1002/9781119815075.ch50</text:span></text:a>.</text:p>
      <text:p text:style-name="P11">Gates, K. “Dialogue: Media Evidence and Forensic Journalism.” <text:span text:style-name="T5">Surveillance &amp; Society</text:span> 18, no. 3 (2020): 403–8.</text:p>
      <text:p text:style-name="P11">Hogue, Simon. “Civilian Surveillance in the War in Ukraine: Mobilizing the Agency of the Observers of War.” <text:span text:style-name="T5">Surveillance &amp; Society</text:span> 21, no. 1 (March 16, 2023): 108–12. <text:a xlink:type="simple" xlink:href="https://doi.org/10.24908/ss.v21i1.16255" text:style-name="ListLabel_20_1" text:visited-style-name="ListLabel_20_1"><text:span text:style-name="T3">https://doi.org/10.24908/ss.v21i1.16255</text:span></text:a>.</text:p>
      <text:p text:style-name="P11">Jones, David Houston. <text:span text:style-name="T5">Visual Culture and the Forensic: Culture, Memory, Ethics</text:span>. Routledge Advances in Art and Visual Studies. New York London: Routledge, Taylor &amp; Francis Group, 2022.</text:p>
      <text:p text:style-name="P11"><text:soft-page-break/>Lewis, S.C., and N. Usher. “Open Source and Journalism: Toward New Frameworks for Imagining News Innovation.” <text:span text:style-name="T5">Media, Culture &amp; Society</text:span> 35, no. 5 (2013): 602–19.</text:p>
      <text:p text:style-name="P11">Lokot, Tetyana. “The Role of Citizens’ Affective Media Practices in Participatory Warfare during Russia’s Invasion of Ukraine.” <text:span text:style-name="T5">Journal of International Relations and Development</text:span> 26, no. 4 (December 2023): 776–90. <text:a xlink:type="simple" xlink:href="https://doi.org/10.1057/s41268-023-00317-y" text:style-name="ListLabel_20_1" text:visited-style-name="ListLabel_20_1"><text:span text:style-name="T3">https://doi.org/10.1057/s41268-023-00317-y</text:span></text:a>.</text:p>
      <text:p text:style-name="P11">Melis, Sabrina, and Daniele Murgia. “Digital Design Interstices.” <text:span text:style-name="T5">PAD# 23 DIGITAL MEMORIES</text:span>, n.d.</text:p>
      <text:p text:style-name="P11">Mortensen, Mette, and Mervi Pantti, eds. <text:span text:style-name="T5">Media and the War in Ukraine</text:span>. First edition. New York: Peter Lang, 2023.</text:p>
      <text:p text:style-name="P11">​​Reese, Stephen D, and Bin Chen. “Emerging Hybrid Networks of Verification, Accountability, and Institutional Resilience: The U.S. Capitol Riot and the Work of Open-Source Investigation.” <text:span text:style-name="T5">Journal of Communication</text:span> 72, no. 6 (November 25, 2022): 633–46. <text:a xlink:type="simple" xlink:href="https://doi.org/10.1093/joc/jqac030" text:style-name="ListLabel_20_1" text:visited-style-name="ListLabel_20_1"><text:span text:style-name="T3">https://doi.org/10.1093/joc/jqac030</text:span></text:a>.</text:p>
      <text:p text:style-name="P11">Sienkiewicz, M. “Arguing with ISIS: Web 2.0, Open Source Journalism, and Narrative Disruption.” <text:span text:style-name="T5">Critical Studies in Media Communication</text:span> 35, no. 1 (2018): 122–35.</text:p>
      <text:p text:style-name="P11">———. “Open BUK: Digital Labor, Media Investigation and the Downing of MH17.” <text:span text:style-name="T5">Critical Studies in Media Communication</text:span> 32, no. 3 (2015): 208–23.</text:p>
      <text:p text:style-name="P22"><text:bookmark text:name="_fr2noe9hv9ry"/>Mis/Disinformation</text:p>
      <text:p text:style-name="Standard"/>
      <text:p text:style-name="P11">Wasserman, H., and D. Madrid-Morales, eds. <text:span text:style-name="T5">Disinformation in the Global South</text:span>. New Jersey, USA: Wiley-Blackwell, 2021. </text:p>
      <text:p text:style-name="P22"><text:bookmark text:name="_fxkfbs8vpw1b"/>Political Science</text:p>
      <text:p text:style-name="P12"/>
      <text:p text:style-name="P12">Dutton, William H. <text:span text:style-name="T5">The Fifth Estate: The Power Shift of the Digital Age</text:span>. Oxford Studies in Digital Politics. New York, NY: Oxford University Press, 2023. <text:a xlink:type="simple" xlink:href="https://doi.org/10.1093/oso/9780190688363.001.0001" text:style-name="ListLabel_20_1" text:visited-style-name="ListLabel_20_1"><text:span text:style-name="T3">https://doi.org/10.1093/oso/9780190688363.001.0001</text:span></text:a>.</text:p>
      <text:p text:style-name="Standard"/>
      <text:p text:style-name="P22"><text:bookmark text:name="_jqwu5p9xq6dz"/>Remote sensing</text:p>
      <text:p text:style-name="Standard"/>
      <text:p text:style-name="P11">Bennett, Mia M., Colin J. Gleason, Beth Tellman, Luis F. Alvarez Leon, Hannah K. Friedrich, Ufuoma Ovienmhada, and Adam J. Mathews. “Bringing Satellites down to Earth: Six Steps to More Ethical Remote Sensing.” <text:span text:style-name="T5">Global Environmental Change Advances</text:span> 2 (July 2024): 100003. <text:a xlink:type="simple" xlink:href="https://doi.org/10.1016/j.gecadv.2023.100003" text:style-name="ListLabel_20_1" text:visited-style-name="ListLabel_20_1"><text:span text:style-name="T3">https://doi.org/10.1016/j.gecadv.2023.100003</text:span></text:a>.</text:p>
      <text:p text:style-name="P11">Bennett, M. M., J. Van Den Hoek, B. Zhao, and A. V. Prishchepov. “Improving Satellite Monitoring of Armed Conflicts.” <text:span text:style-name="T5">Earth’s Future</text:span> 10, no. 9 (September 2022): e2022EF002904. <text:a xlink:type="simple" xlink:href="https://doi.org/10.1029/2022EF002904" text:style-name="ListLabel_20_1" text:visited-style-name="ListLabel_20_1"><text:span text:style-name="T3">https://doi.org/10.1029/2022EF002904</text:span></text:a>.</text:p>
      <text:p text:style-name="P11">Chow, T. Edwin, Dustin Paul Sanchez, Prawan Amatya, and Md Tousif Tanzir. “Modelling the Suitability of Multiple Launch Rocket System in the War in Ukraine.” <text:span text:style-name="T5">Applied Geography</text:span> 164 (March 2024): 103206. <text:a xlink:type="simple" xlink:href="https://doi.org/10.1016/j.apgeog.2024.103206" text:style-name="ListLabel_20_1" text:visited-style-name="ListLabel_20_1"><text:span text:style-name="T3">https://doi.org/10.1016/j.apgeog.2024.103206</text:span></text:a>.</text:p>
      <text:p text:style-name="P11">Katzner, Todd, Eve Thomason, Karrin Huhmann, Tara Conkling, Camille Concepcion, Vince Slabe, and Sharon Poessel. “Open‐source Intelligence for Conservation Biology.” <text:span text:style-name="T5">Conservation Biology</text:span> 36, no. 6 (December 2022): e13988. <text:a xlink:type="simple" xlink:href="https://doi.org/10.1111/cobi.13988" text:style-name="ListLabel_20_1" text:visited-style-name="ListLabel_20_1"><text:span text:style-name="T3">https://doi.org/10.1111/cobi.13988</text:span></text:a>.</text:p>
      <text:p text:style-name="P11">Kussul, Nataliia, Sofiia Drozd, Hanna Yailymova, Andrii Shelestov, Guido Lemoine, and Klaus Deininger. “Assessing Damage to Agricultural Fields from Military Actions in Ukraine: An Integrated Approach Using Statistical Indicators and Machine Learning.” <text:span text:style-name="T5">International Journal of Applied Earth Observation and Geoinformation</text:span> 125 (December 2023): 103562. <text:a xlink:type="simple" xlink:href="https://doi.org/10.1016/j.jag.2023.103562" text:style-name="ListLabel_20_1" text:visited-style-name="ListLabel_20_1"><text:span text:style-name="T3">https://doi.org/10.1016/j.jag.2023.103562</text:span></text:a>.</text:p>
      <text:p text:style-name="P11"><text:soft-page-break/>Malcolm, Chris. “Witness, Evidence, and the Environmental Archive.” In <text:span text:style-name="T5">Survey Practices and Landscape Photography Across the Globe</text:span>, by Erin Hyde Nolan and Sophie Junge, 280–98, 1st ed. New York: Routledge, 2022. <text:a xlink:type="simple" xlink:href="https://doi.org/10.4324/9781003130260-20" text:style-name="ListLabel_20_1" text:visited-style-name="ListLabel_20_1"><text:span text:style-name="T3">https://doi.org/10.4324/9781003130260-20</text:span></text:a>.</text:p>
      <text:p text:style-name="P11">Perkins, C., and M. Dodge. “Satellite Imagery and the Spectacle of Secret Spaces.” <text:span text:style-name="T5">Geoforum</text:span> 40, no. 4 (2009): 546–60.</text:p>
      <text:p text:style-name="P11">Pinto Hidalgo, Jairo Jesús, and Jorge Antonio Silva Centeno. “Environmental Scanning of Cocaine Trafficking in Brazil: Evidence from Geospatial Intelligence and Natural Language Processing Methods.” <text:span text:style-name="T5">Science &amp; Justice</text:span> 63, no. 6 (November 2023): 689–723. <text:a xlink:type="simple" xlink:href="https://doi.org/10.1016/j.scijus.2023.09.002" text:style-name="ListLabel_20_1" text:visited-style-name="ListLabel_20_1"><text:span text:style-name="T3">https://doi.org/10.1016/j.scijus.2023.09.002</text:span></text:a>.</text:p>
      <text:p text:style-name="P11">Zwijnenburg, W., D. Hochhauser, O. Dewachi, R. Sullivan, and W.K. Nguyen. “Solving the Jigsaw of Conflict-Related Environmental Damage: Utilizing Open-Source Analysis to Improve Research into Environmental Health Risks.” <text:span text:style-name="T5">Journal of Public Health</text:span> 42, no. 2 (2019): e353–60.</text:p>
      <text:p text:style-name="P11">Zwijnenburg, Wim, and Ollie Ballinger. “Leveraging Emerging Technologies to Enable Environmental Monitoring and Accountability in Conflict Zones.” <text:span text:style-name="T5">International Review of the Red Cross</text:span> 105, no. 924 (December 2023): 1497–1521. <text:a xlink:type="simple" xlink:href="https://doi.org/10.1017/S1816383123000383" text:style-name="ListLabel_20_1" text:visited-style-name="ListLabel_20_1"><text:span text:style-name="T3">https://doi.org/10.1017/S1816383123000383</text:span></text:a>.</text:p>
      <text:p text:style-name="P17"><text:bookmark text:name="_8vvi30old2cl"/>Research Methods/Design/Ethics</text:p>
      <text:p text:style-name="P11">Walby, K., and A. Luscombe, eds. <text:span text:style-name="T5">Freedom of Information and Social Science Research Design</text:span>. London, UK: Routledge, 2020.</text:p>
      <text:p text:style-name="P11">Lakomy, Miron. “Open-Source Intelligence and Research on Online Terrorist Communication: Identifying Ethical and Security Dilemmas.” <text:span text:style-name="T5">Media, War &amp; Conflict</text:span>, April 5, 2023, 175063522311663. <text:a xlink:type="simple" xlink:href="https://doi.org/10.1177/17506352231166322" text:style-name="ListLabel_20_1" text:visited-style-name="ListLabel_20_1"><text:span text:style-name="T3">https://doi.org/10.1177/17506352231166322</text:span></text:a>.</text:p>
      <text:p text:style-name="P11">Weydner-Volkmann, Sebastian. “Using Open, Public Data for Security Provision: Ethical Perspectives on Risk-Based Border Checks in the EU.” <text:span text:style-name="T5">European Journal for Security Research</text:span>, June 1, 2023. <text:a xlink:type="simple" xlink:href="https://doi.org/10.1007/s41125-023-00092-4" text:style-name="ListLabel_20_1" text:visited-style-name="ListLabel_20_1"><text:span text:style-name="T3">https://doi.org/10.1007/s41125-023-00092-4</text:span></text:a>.</text:p>
      <text:p text:style-name="P11"/>
      <text:p text:style-name="P21"><text:bookmark text:name="_ckrmnhaa8s53"/>Theory</text:p>
      <text:p text:style-name="P11">Barry, Andrew. “Collective Empiricism and the Material Witness.” <text:span text:style-name="T5">Journal of Visual Culture</text:span> 20, no. 3 (December 2021): 491–505. <text:a xlink:type="simple" xlink:href="https://doi.org/10.1177/14704129211061181" text:style-name="ListLabel_20_1" text:visited-style-name="ListLabel_20_1"><text:span text:style-name="T3">https://doi.org/10.1177/14704129211061181</text:span></text:a>.</text:p>
      <text:p text:style-name="P11">Fuller, Matthew, and Eyal Weizman. <text:span text:style-name="T5">Investigative Aesthetics: Conflicts and Commons in the Politics of Truth</text:span>. Verso Books, 2021.</text:p>
      <text:p text:style-name="P11">Glouftsios, Georgios. “Making Pushbacks Public: Secrecy, Material Witnesses and Devices of Dis/Appearance.” <text:span text:style-name="T5">Security Dialogue</text:span>, September 12, 2023, 09670106231189389. <text:a xlink:type="simple" xlink:href="https://doi.org/10.1177/09670106231189389" text:style-name="ListLabel_20_1" text:visited-style-name="ListLabel_20_1"><text:span text:style-name="T3">https://doi.org/10.1177/09670106231189389</text:span></text:a>.</text:p>
      <text:p text:style-name="P11">Kotišová, Johana, and Lonneke Van Der Velden. “The Affective Epistemology of Digital Journalism: Emotions as Knowledge Among On-the-Ground and OSINT Media Practitioners Covering the Russo-Ukrainian War.” <text:span text:style-name="T5">Digital Journalism</text:span>, November 16, 2023, 1–20. <text:a xlink:type="simple" xlink:href="https://doi.org/10.1080/21670811.2023.2273531" text:style-name="ListLabel_20_1" text:visited-style-name="ListLabel_20_1"><text:span text:style-name="T3">https://doi.org/10.1080/21670811.2023.2273531</text:span></text:a>.</text:p>
      <text:p text:style-name="P11">Gabriel-Puri, Asees. “To/for Syrialism: Towards an ‘Embodied’ Kind of War Story.” <text:span text:style-name="T5">Security Dialogue</text:span>, September 21, 2023, 09670106231194917. <text:a xlink:type="simple" xlink:href="https://doi.org/10.1177/09670106231194917" text:style-name="ListLabel_20_1" text:visited-style-name="ListLabel_20_1"><text:span text:style-name="T3">https://doi.org/10.1177/09670106231194917</text:span></text:a>.</text:p>
      <text:p text:style-name="P11">Richardson, Michael. “How to Witness a Drone Strike.” <text:span text:style-name="T5">Digital War</text:span> 3, no. 1–3 (2022): 38–52.</text:p>
      <text:p text:style-name="P11">Richardson, Michael, and Magdalena Zolkos. “WITNESSING AFTER THE HUMAN.” <text:span text:style-name="T5">Angelaki</text:span> 27, no. 2 (March 4, 2022): 3–16. <text:a xlink:type="simple" xlink:href="https://doi.org/10.1080/0969725X.2022.2046355" text:style-name="ListLabel_20_1" text:visited-style-name="ListLabel_20_1"><text:span text:style-name="T3">https://doi.org/10.1080/0969725X.2022.2046355</text:span></text:a>.</text:p>
      <text:p text:style-name="P11">Richmond, Karen McGregor. “Re-Conceptualising Scientific Expertise in International Criminal Investigations: An STS Perspective1.” <text:span text:style-name="T5">Science, Technology and Society for a Post-Truth Age: Comparative Dialogues on Reflexivity</text:span>, 2024, 117.Schuppli, Susan. <text:span text:style-name="T5">Material Witness: Media, Forensics, Evidence</text:span>. MIT press, 2020.</text:p>
      <text:p text:style-name="P11">Volynova, Nastia. “Thinking of Water as a Material Witness: An Attempt to Fill the Voids in the Archive of the Moscow Canal (1932–37).” <text:span text:style-name="T5">Refract: An Open Access Visual Studies Journal</text:span> 4, no. 1 (December 23, 2021). <text:a xlink:type="simple" xlink:href="https://doi.org/10.5070/R74155769" text:style-name="ListLabel_20_1" text:visited-style-name="ListLabel_20_1"><text:span text:style-name="T3">https://doi.org/10.5070/R74155769</text:span></text:a>.</text:p>
      <text:p text:style-name="P11">Weizman, E. <text:span text:style-name="T5">Forensic Architecture: Violence at the Threshold of Detectability</text:span>. Brooklyn, NY: Zone Books, 2017.</text:p>
      <text:p text:style-name="P11"><text:soft-page-break/>———. “Open Verification,” 2019. <text:a xlink:type="simple" xlink:href="https://www.e-flux.com/architecture/becoming-digital/248062/open-verification/" text:style-name="ListLabel_20_1" text:visited-style-name="ListLabel_20_1"><text:span text:style-name="T3">https://www.e-flux.com/architecture/becoming-digital/248062/open-verification/</text:span></text:a>.</text:p>
      <text:p text:style-name="P22"><text:bookmark text:name="_hoduzxwf8916"/>Random</text:p>
      <text:p text:style-name="P12">Block, Ludo. “The Long History of OSINT.” <text:span text:style-name="T5">Journal of Intelligence History</text:span>, June 14, 2023, 1–15. <text:a xlink:type="simple" xlink:href="https://doi.org/10.1080/16161262.2023.2224091" text:style-name="ListLabel_20_1" text:visited-style-name="ListLabel_20_1"><text:span text:style-name="T3">https://doi.org/10.1080/16161262.2023.2224091</text:span></text:a>.</text:p>
      <text:p text:style-name="P12"/>
      <text:p text:style-name="P12">Dover, Robert. <text:span text:style-name="T5">Hacker, Influencer, Faker, Spy: Intelligence Agencies in the Digital Age</text:span>. London: Hurst &amp; Company, 2022.</text:p>
      <text:p text:style-name="P12"/>
      <text:p text:style-name="P12">Duitsman, Michael, and Margarita Kalinina-Pohl. “Open Source Intelligence and Investigative Techniques for Locating Radioactive Sources.” In <text:span text:style-name="T5">The Oxford Handbook of Nuclear Security</text:span>, edited by Christopher Hobbs, Sarah Tzinieris, and Sukesh K. Aghara, 1st ed. Oxford University Press, 2023. <text:a xlink:type="simple" xlink:href="https://doi.org/10.1093/oxfordhb/9780192847935.013.34" text:style-name="ListLabel_20_1" text:visited-style-name="ListLabel_20_1"><text:span text:style-name="T3">https://doi.org/10.1093/oxfordhb/9780192847935.013.34</text:span></text:a>.</text:p>
      <text:p text:style-name="P12"/>
      <text:p text:style-name="P12">Hatfield, Joseph M. “There Is No Such Thing as Open Source Intelligence.” <text:span text:style-name="T5">International Journal of Intelligence and CounterIntelligence</text:span>, March 1, 2023, 1–22. <text:a xlink:type="simple" xlink:href="https://doi.org/10.1080/08850607.2023.2172367" text:style-name="ListLabel_20_1" text:visited-style-name="ListLabel_20_1"><text:span text:style-name="T3">https://doi.org/10.1080/08850607.2023.2172367</text:span></text:a>.</text:p>
      <text:p text:style-name="P12"/>
      <text:p text:style-name="P12">Jensen, Michael A., Neil Ferguson, Sheehan Kane, and Gary LaFree. “Choosing Where to Fight: Do Social Networks Distinguish American ISIS Foreign Fighters from ISIS-Inspired Terrorists?” <text:span text:style-name="T5">Journal of Conflict Resolution</text:span> 68, no. 1 (January 2024): 3–29. <text:a xlink:type="simple" xlink:href="https://doi.org/10.1177/00220027231164925" text:style-name="ListLabel_20_1" text:visited-style-name="ListLabel_20_1"><text:span text:style-name="T3">https://doi.org/10.1177/00220027231164925</text:span></text:a>.</text:p>
      <text:p text:style-name="P8"/>
      <text:p text:style-name="P12">Kotaridis, Ioannis, and Georgios Benekos. “Integrating Earth Observation IMINT with OSINT Data to Create Added-Value Multisourceintelligence Information: A Case Study of the Ukraine–Russia War.” <text:span text:style-name="T5">Security and Defence Quarterly</text:span> 43, no. 3 (September 30, 2023): 1–21. <text:a xlink:type="simple" xlink:href="https://doi.org/10.35467/sdq/170901" text:style-name="ListLabel_20_1" text:visited-style-name="ListLabel_20_1"><text:span text:style-name="T3">https://doi.org/10.35467/sdq/170901</text:span></text:a>.</text:p>
      <text:p text:style-name="P12"/>
      <text:p text:style-name="P12">Pabian, Frank V., Guido Renda, and Giacomo G.M. Cojazzi. “Open Source Analysis in Support to the Identification of Possible Undeclared Nuclear Activities in a State.” <text:span text:style-name="T5">ESARDA Bulletin</text:span> 57 (December 2018): 22–39. <text:a xlink:type="simple" xlink:href="https://doi.org/10.3011/ESARDA.IJNSNP.2018.8" text:style-name="ListLabel_20_1" text:visited-style-name="ListLabel_20_1"><text:span text:style-name="T3">https://doi.org/10.3011/ESARDA.IJNSNP.2018.8</text:span></text:a>.</text:p>
      <text:p text:style-name="P12"/>
      <text:p text:style-name="P12">Potter, Adam W., David P. Looney, and Karl E. Friedl. “Use Case for Predictive Physiological Models: Tactical Insights about Frozen Russian Soldiers in Ukraine.” <text:span text:style-name="T5">International Journal of Circumpolar Health</text:span> 82, no. 1 (December 31, 2023): 2194504. <text:a xlink:type="simple" xlink:href="https://doi.org/10.1080/22423982.2023.2194504" text:style-name="ListLabel_20_1" text:visited-style-name="ListLabel_20_1"><text:span text:style-name="T3">https://doi.org/10.1080/22423982.2023.2194504</text:span></text:a>.</text:p>
      <text:p text:style-name="P12"/>
      <text:p text:style-name="P14">Wysocki, Krzysztof, and Martyna Niewińska. “Counteracting Imagery (IMINT), Optoelectronic (EOIMINT) and Radar (SAR) Intelligence.” <text:span text:style-name="T5">Scientific Journal of the Military University of Land Forces</text:span> 204, no. 2 (June 15, 2022): 222–44. <text:a xlink:type="simple" xlink:href="https://doi.org/10.5604/01.3001.0015.8975" text:style-name="ListLabel_20_1" text:visited-style-name="ListLabel_20_1"><text:span text:style-name="T3">https://doi.org/10.5604/01.3001.0015.8975</text:span></text:a>.</text:p>
      <text:p text:style-name="P15"/>
      <text:p text:style-name="P2"/>
      <text:p text:style-name="P23"><text:bookmark text:name="_txffhnw8hnr"/><text:soft-page-break/>Theses 🔴</text:p>
      <text:p text:style-name="P16">Harten, A. “The Role of WebSDR Usage in Open Source Intelligence Gathering during Geopolitical Events.” Master’s Thesis, University of Twente, 2023.</text:p>
      <text:p text:style-name="Standard"/>
      <text:p text:style-name="P15"/>
      <text:p text:style-name="P1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2.1874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1" meta:paragraph-count="168" meta:word-count="3651" meta:character-count="29338" meta:non-whitespace-character-count="25922"/>
    <meta:generator>LibreOfficeDev/6.0.5.2$Linux_X86_64 LibreOffice_project/</meta:generator>
  </office:meta>
</office:document-meta>
</file>